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B0000001E527B6A8CF.png" manifest:media-type="image/png"/>
  <manifest:file-entry manifest:full-path="Pictures/10000201000000DD000000FEC9C378E9.png" manifest:media-type="image/png"/>
  <manifest:file-entry manifest:full-path="Pictures/10000201000001B0000001E53DABC39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frame draw:style-name="gr1" draw:text-style-name="P1" draw:layer="layout" svg:width="5.504cm" svg:height="6.18cm" svg:x="0.136cm" svg:y="0.099cm">
          <draw:image xlink:href="Pictures/10000201000001B0000001E53DABC397.png" xlink:type="simple" xlink:show="embed" xlink:actuate="onLoad">
            <text:p/>
          </draw:image>
        </draw:frame>
        <draw:frame draw:style-name="gr1" draw:text-style-name="P1" draw:layer="layout" svg:width="4.01cm" svg:height="4.61cm" svg:x="6.241cm" svg:y="0.884cm">
          <draw:image xlink:href="Pictures/10000201000000DD000000FEC9C378E9.png" xlink:type="simple" xlink:show="embed" xlink:actuate="onLoad">
            <text:p/>
          </draw:image>
        </draw:frame>
        <draw:frame draw:style-name="gr1" draw:text-style-name="P1" draw:layer="layout" svg:width="5.504cm" svg:height="6.18cm" svg:x="10.904cm" svg:y="0.099cm">
          <draw:image xlink:href="Pictures/10000201000001B0000001E527B6A8C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6.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tsuaki Kawamura</meta:initial-creator>
    <meta:creation-date>2015-03-09T11:39:47.363896109</meta:creation-date>
    <dc:date>2015-03-09T12:11:34.577764343</dc:date>
    <dc:creator>Mitsuaki Kawamura</dc:creator>
    <meta:editing-duration>PT19M5S</meta:editing-duration>
    <meta:editing-cycles>6</meta:editing-cycles>
    <meta:generator>LibreOffice/4.2.7.2$Linux_X86_64 LibreOffice_project/420m0$Build-2</meta:generator>
    <meta:document-statistic meta:object-count="3"/>
  </office:meta>
</office:document-meta>
</file>